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use-regular-expressions="false" table:use-wildcards="true"/>
      <table:table table:name="FILTER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Maths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Biology</text:p>
          </table:table-cell>
          <table:table-cell/>
          <table:table-cell table:number-matrix-columns-spanned="3" table:number-matrix-rows-spanned="3" table:formula="of:=COM.GITHUB.JFERARD.LOPOLYFILL.LOPOLYFILLIMPL.LOPFILTER([.A2:.C13];[.A2:.A13]&gt;50)"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8" calcext:value-type="float">
            <text:p>68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57" calcext:value-type="float">
            <text:p>57</text:p>
          </table:table-cell>
          <table:table-cell>
            <text:p/>
          </table:table-cell>
          <table:table-cell>
            <text:p/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/>
          <table:table-cell table:number-matrix-columns-spanned="1" table:number-matrix-rows-spanned="1" table:formula="of:=COM.GITHUB.JFERARD.LOPOLYFILL.LOPOLYFILLIMPL.LOPFILTER([.A2:.C13];[.B2:.B13]&gt;90;&quot;No results&quot;)" office:value-type="string" office:string-value="No results" calcext:value-type="string">
            <text:p>No results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4" calcext:value-type="float">
            <text:p>84</text:p>
          </table:table-cell>
          <table:table-cell office:value-type="float" office:value="62" calcext:value-type="float">
            <text:p>62</text:p>
          </table:table-cell>
          <table:table-cell table:number-columns-repeated="6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Apple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Apple</text:p>
          </table:table-cell>
          <table:table-cell office:value-type="float" office:value="6.38" calcext:value-type="float">
            <text:p>6,38</text:p>
          </table:table-cell>
          <table:table-cell/>
          <table:table-cell table:number-matrix-columns-spanned="4" table:number-matrix-rows-spanned="4" table:formula="of:=COM.GITHUB.JFERARD.LOPOLYFILL.LOPOLYFILLIMPL.LOPFILTER([.A16:.D31];[.C16:.C31]=&quot;Apple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Grape</text:p>
          </table:table-cell>
          <table:table-cell office:value-type="float" office:value="5.619" calcext:value-type="float">
            <text:p>5,619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Pear</text:p>
          </table:table-cell>
          <table:table-cell office:value-type="float" office:value="4.565" calcext:value-type="float">
            <text:p>4,565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Sal" calcext:value-type="string">
            <text:p>Sal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1.31" calcext:value-type="float">
            <text:p>1,31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Banana</text:p>
          </table:table-cell>
          <table:table-cell office:value-type="float" office:value="5.323" calcext:value-type="float">
            <text:p>5,323</text:p>
          </table:table-cell>
          <table:table-cell/>
          <table:table-cell office:value-type="string" office:string-value="South" calcext:value-type="string">
            <text:p>South</text:p>
          </table:table-cell>
          <table:table-cell office:value-type="string" office:string-value="Hector" calcext:value-type="string">
            <text:p>Hector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9.814" calcext:value-type="float">
            <text:p>9,81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Apple</text:p>
          </table:table-cell>
          <table:table-cell office:value-type="float" office:value="4.394" calcext:value-type="float">
            <text:p>4,3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Grape</text:p>
          </table:table-cell>
          <table:table-cell office:value-type="float" office:value="7.195" calcext:value-type="float">
            <text:p>7,19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Pear</text:p>
          </table:table-cell>
          <table:table-cell office:value-type="float" office:value="5.231" calcext:value-type="float">
            <text:p>5,231</text:p>
          </table:table-cell>
          <table:table-cell/>
          <table:table-cell table:number-matrix-columns-spanned="4" table:number-matrix-rows-spanned="2" table:formula="of:=COM.GITHUB.JFERARD.LOPOLYFILL.LOPOLYFILLIMPL.LOPFILTER([.A16:.D31];([.A16:.A31]=&quot;East&quot;)*([.C16:.C31]=&quot;Apple&quot;);&quot;&quot;)" office:value-type="string" office:string-value="East" calcext:value-type="string">
            <text:p>East</text:p>
          </table:table-cell>
          <table:table-cell office:value-type="string" office:string-value="Tom" calcext:value-type="string">
            <text:p>Tom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6.38" calcext:value-type="float">
            <text:p>6,38</text:p>
          </table:table-cell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Banana</text:p>
          </table:table-cell>
          <table:table-cell office:value-type="float" office:value="2.427" calcext:value-type="float">
            <text:p>2,427</text:p>
          </table:table-cell>
          <table:table-cell/>
          <table:table-cell office:value-type="string" office:string-value="East" calcext:value-type="string">
            <text:p>East</text:p>
          </table:table-cell>
          <table:table-cell office:value-type="string" office:string-value="Fritz" calcext:value-type="string">
            <text:p>Fritz</text:p>
          </table:table-cell>
          <table:table-cell office:value-type="string" office:string-value="Apple" calcext:value-type="string">
            <text:p>Apple</text:p>
          </table:table-cell>
          <table:table-cell office:value-type="float" office:value="4.394" calcext:value-type="float">
            <text:p>4,394</text:p>
          </table:table-cell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Banana</text:p>
          </table:table-cell>
          <table:table-cell office:value-type="float" office:value="4.213" calcext:value-type="float">
            <text:p>4,2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Pear</text:p>
          </table:table-cell>
          <table:table-cell office:value-type="float" office:value="3.239" calcext:value-type="float">
            <text:p>3,23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Amy</text:p>
          </table:table-cell>
          <table:table-cell office:value-type="string" calcext:value-type="string">
            <text:p>Grape</text:p>
          </table:table-cell>
          <table:table-cell office:value-type="float" office:value="6.42" calcext:value-type="float">
            <text:p>6,4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Sal</text:p>
          </table:table-cell>
          <table:table-cell office:value-type="string" calcext:value-type="string">
            <text:p>Apple</text:p>
          </table:table-cell>
          <table:table-cell office:value-type="float" office:value="1.31" calcext:value-type="float">
            <text:p>1,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st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Banana</text:p>
          </table:table-cell>
          <table:table-cell office:value-type="float" office:value="6.274" calcext:value-type="float">
            <text:p>6,27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est</text:p>
          </table:table-cell>
          <table:table-cell office:value-type="string" calcext:value-type="string">
            <text:p>Sravan</text:p>
          </table:table-cell>
          <table:table-cell office:value-type="string" calcext:value-type="string">
            <text:p>Pear</text:p>
          </table:table-cell>
          <table:table-cell office:value-type="float" office:value="4.894" calcext:value-type="float">
            <text:p>4,89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orth</text:p>
          </table:table-cell>
          <table:table-cell office:value-type="string" calcext:value-type="string">
            <text:p>Xi</text:p>
          </table:table-cell>
          <table:table-cell office:value-type="string" calcext:value-type="string">
            <text:p>Grape</text:p>
          </table:table-cell>
          <table:table-cell office:value-type="float" office:value="7.58" calcext:value-type="float">
            <text:p>7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outh</text:p>
          </table:table-cell>
          <table:table-cell office:value-type="string" calcext:value-type="string">
            <text:p>Hector</text:p>
          </table:table-cell>
          <table:table-cell office:value-type="string" calcext:value-type="string">
            <text:p>Apple</text:p>
          </table:table-cell>
          <table:table-cell office:value-type="float" office:value="9.814" calcext:value-type="float">
            <text:p>9,814</text:p>
          </table:table-cell>
          <table:table-cell table:number-columns-repeated="5"/>
        </table:table-row>
      </table:table>
      <table:table table:name="RANDARRAY" table:style-name="ta1">
        <table:table-column table:style-name="co1" table:number-columns-repeated="2" table:default-cell-style-name="Default"/>
        <table:table-row table:style-name="ro1">
          <table:table-cell table:number-matrix-columns-spanned="2" table:number-matrix-rows-spanned="10" table:formula="of:=COM.GITHUB.JFERARD.LOPOLYFILL.LOPOLYFILLIMPL.LOPRANDARRAY(10;2;40;50;0)" office:value-type="float" office:value="45.5341563016608" calcext:value-type="float">
            <text:p>45,5341563016608</text:p>
          </table:table-cell>
          <table:table-cell office:value-type="float" office:value="44.958926076917" calcext:value-type="float">
            <text:p>44,958926076917</text:p>
          </table:table-cell>
        </table:table-row>
        <table:table-row table:style-name="ro1">
          <table:table-cell office:value-type="float" office:value="41.6874402392253" calcext:value-type="float">
            <text:p>41,6874402392253</text:p>
          </table:table-cell>
          <table:table-cell office:value-type="float" office:value="49.9654282243909" calcext:value-type="float">
            <text:p>49,9654282243909</text:p>
          </table:table-cell>
        </table:table-row>
        <table:table-row table:style-name="ro1">
          <table:table-cell office:value-type="float" office:value="41.967633204227" calcext:value-type="float">
            <text:p>41,967633204227</text:p>
          </table:table-cell>
          <table:table-cell office:value-type="float" office:value="48.0644714245003" calcext:value-type="float">
            <text:p>48,0644714245003</text:p>
          </table:table-cell>
        </table:table-row>
        <table:table-row table:style-name="ro1">
          <table:table-cell office:value-type="float" office:value="45.8201598184513" calcext:value-type="float">
            <text:p>45,8201598184513</text:p>
          </table:table-cell>
          <table:table-cell office:value-type="float" office:value="42.8968170415177" calcext:value-type="float">
            <text:p>42,8968170415177</text:p>
          </table:table-cell>
        </table:table-row>
        <table:table-row table:style-name="ro1">
          <table:table-cell office:value-type="float" office:value="45.5209233833372" calcext:value-type="float">
            <text:p>45,5209233833372</text:p>
          </table:table-cell>
          <table:table-cell office:value-type="float" office:value="49.7958337891324" calcext:value-type="float">
            <text:p>49,7958337891324</text:p>
          </table:table-cell>
        </table:table-row>
        <table:table-row table:style-name="ro1">
          <table:table-cell office:value-type="float" office:value="45.6868897964093" calcext:value-type="float">
            <text:p>45,6868897964093</text:p>
          </table:table-cell>
          <table:table-cell office:value-type="float" office:value="48.0477261109591" calcext:value-type="float">
            <text:p>48,0477261109591</text:p>
          </table:table-cell>
        </table:table-row>
        <table:table-row table:style-name="ro1">
          <table:table-cell office:value-type="float" office:value="41.5790056001079" calcext:value-type="float">
            <text:p>41,5790056001079</text:p>
          </table:table-cell>
          <table:table-cell office:value-type="float" office:value="48.3534906606245" calcext:value-type="float">
            <text:p>48,3534906606245</text:p>
          </table:table-cell>
        </table:table-row>
        <table:table-row table:style-name="ro1">
          <table:table-cell office:value-type="float" office:value="45.8214856266613" calcext:value-type="float">
            <text:p>45,8214856266613</text:p>
          </table:table-cell>
          <table:table-cell office:value-type="float" office:value="43.8236425739507" calcext:value-type="float">
            <text:p>43,8236425739507</text:p>
          </table:table-cell>
        </table:table-row>
        <table:table-row table:style-name="ro1">
          <table:table-cell office:value-type="float" office:value="42.6073670500131" calcext:value-type="float">
            <text:p>42,6073670500131</text:p>
          </table:table-cell>
          <table:table-cell office:value-type="float" office:value="45.5841479837726" calcext:value-type="float">
            <text:p>45,5841479837726</text:p>
          </table:table-cell>
        </table:table-row>
        <table:table-row table:style-name="ro1">
          <table:table-cell office:value-type="float" office:value="40.138790023834" calcext:value-type="float">
            <text:p>40,138790023834</text:p>
          </table:table-cell>
          <table:table-cell office:value-type="float" office:value="48.7492401512527" calcext:value-type="float">
            <text:p>48,7492401512527</text:p>
          </table:table-cell>
        </table:table-row>
      </table:table>
      <table:table table:name="SEQUENCE" table:style-name="ta1">
        <table:table-column table:style-name="co1" table:number-columns-repeated="4" table:default-cell-style-name="Default"/>
        <table:table-row table:style-name="ro1">
          <table:table-cell table:number-matrix-columns-spanned="3" table:number-matrix-rows-spanned="3" table:formula="of:=COM.GITHUB.JFERARD.LOPOLYFILL.LOPOLYFILLIMPL.LOPSEQUENCE(3;3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8" calcext:value-type="float">
            <text:p>98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matrix-columns-spanned="4" table:number-matrix-rows-spanned="2" table:formula="of:=COM.GITHUB.JFERARD.LOPOLYFILL.LOPOLYFILLIMPL.LOPSEQUENCE(2;4;10;11)"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5" calcext:value-type="float">
            <text:p>65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</table:table-row>
      </table:table>
      <table:table table:name="SORT" table:style-name="ta1"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Product Name</text:p>
          </table:table-cell>
          <table:table-cell table:style-name="ce9" office:value-type="string" calcext:value-type="string">
            <text:p>Sales</text:p>
          </table:table-cell>
          <table:table-cell table:style-name="ce9" office:value-type="string" calcext:value-type="string">
            <text:p>Revenu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cil-case</text:p>
          </table:table-cell>
          <table:table-cell table:number-columns-repeated="2" office:value-type="string" calcext:value-type="string">
            <text:p>not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matrix-columns-spanned="3" table:number-matrix-rows-spanned="5" table:formula="of:=COM.GITHUB.JFERARD.LOPOLYFILL.LOPOLYFILLIMPL.LOPSORT([.A2:.C6];2;1)"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/>
          <table:table-cell table:number-matrix-columns-spanned="3" table:number-matrix-rows-spanned="6" table:formula="of:=COM.GITHUB.JFERARD.LOPOLYFILL.LOPOLYFILLIMPL.LOPSORT([.A1:.C6];1;1;1)" office:value-type="string" office:string-value="Product Name" calcext:value-type="string">
            <text:p>Product Name</text:p>
          </table:table-cell>
          <table:table-cell office:value-type="string" office:string-value="Revenue" calcext:value-type="string">
            <text:p>Revenue</text:p>
          </table:table-cell>
          <table:table-cell office:value-type="string" office:string-value="Sales" calcext:value-type="string">
            <text:p>Sales</text:p>
          </table:table-cell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/>
          <table:table-cell office:value-type="string" office:string-value="pencil" calcext:value-type="string">
            <text:p>pencil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string" office:string-value="pen" calcext:value-type="string">
            <text:p>pen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office:string-value="notebook" calcext:value-type="string">
            <text:p>notebook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/>
          <table:table-cell office:value-type="string" office:string-value="book" calcext:value-type="string">
            <text:p>book</text:p>
          </table:table-cell>
          <table:table-cell office:value-type="float" office:value="180" calcext:value-type="float">
            <text:p>18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4"/>
          <table:table-cell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</table:table-row>
        <table:table-row table:style-name="ro1">
          <table:table-cell table:number-matrix-columns-spanned="3" table:number-matrix-rows-spanned="5" table:formula="of:=COM.GITHUB.JFERARD.LOPOLYFILL.LOPOLYFILLIMPL.LOPSORT([.A2:.C6];3;-1)" office:value-type="string" office:string-value="pencil-case" calcext:value-type="string">
            <text:p>pencil-case</text:p>
          </table:table-cell>
          <table:table-cell office:value-type="string" office:string-value="not" calcext:value-type="string">
            <text:p>not</text:p>
          </table:table-cell>
          <table:table-cell office:value-type="string" office:string-value="not" calcext:value-type="string">
            <text:p>not</text:p>
          </table:table-cell>
          <table:table-cell table:number-columns-repeated="4"/>
        </table:table-row>
        <table:table-row table:style-name="ro1">
          <table:table-cell office:value-type="string" office:string-value="notebook" calcext:value-type="string">
            <text:p>notebook</text:p>
          </table:table-cell>
          <table:table-cell office:value-type="float" office:value="20" calcext:value-type="float">
            <text:p>20</text:p>
          </table:table-cell>
          <table:table-cell office:value-type="float" office:value="190" calcext:value-type="float">
            <text:p>190</text:p>
          </table:table-cell>
          <table:table-cell table:number-columns-repeated="4"/>
        </table:table-row>
        <table:table-row table:style-name="ro1">
          <table:table-cell office:value-type="string" office:string-value="book" calcext:value-type="string">
            <text:p>book</text:p>
          </table:table-cell>
          <table:table-cell office:value-type="float" office:value="17" calcext:value-type="float">
            <text:p>17</text:p>
          </table:table-cell>
          <table:table-cell office:value-type="float" office:value="180" calcext:value-type="float">
            <text:p>180</text:p>
          </table:table-cell>
          <table:table-cell table:number-columns-repeated="4"/>
        </table:table-row>
        <table:table-row table:style-name="ro1">
          <table:table-cell office:value-type="string" office:string-value="pen" calcext:value-type="string">
            <text:p>pen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table:number-columns-repeated="4"/>
        </table:table-row>
        <table:table-row table:style-name="ro1">
          <table:table-cell office:value-type="string" office:string-value="pencil" calcext:value-type="string">
            <text:p>pencil</text:p>
          </table:table-cell>
          <table:table-cell office:value-type="float" office:value="20" calcext:value-type="float">
            <text:p>20</text:p>
          </table:table-cell>
          <table:table-cell office:value-type="float" office:value="65" calcext:value-type="float">
            <text:p>65</text:p>
          </table:table-cell>
          <table:table-cell table:number-columns-repeated="4"/>
        </table:table-row>
      </table:table>
      <table:table table:name="SORTBY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matrix-columns-spanned="3" table:number-matrix-rows-spanned="8" table:formula="of:=COM.GITHUB.JFERARD.LOPOLYFILL.LOPOLYFILLIMPL.LOPSORTBY([.A2:.C9];[.A2:.A9];1;[.C2:.C9];-1)" office:value-type="float" office:value="1" calcext:value-type="float">
            <text:p>1</text:p>
          </table:table-cell>
          <table:table-cell office:value-type="string" office:string-value="b" calcext:value-type="string">
            <text:p>b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office:string-value="a" calcext:value-type="string">
            <text:p>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f" calcext:value-type="string">
            <text:p>f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office:string-value="e" calcext:value-type="string">
            <text:p>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h" calcext:value-type="string">
            <text:p>h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office:string-value="g" calcext:value-type="string">
            <text:p>g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d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office:string-value="c" calcext:value-type="string">
            <text:p>c</text:p>
          </table:table-cell>
          <table:table-cell office:value-type="float" office:value="3" calcext:value-type="float">
            <text:p>3</text:p>
          </table:table-cell>
        </table:table-row>
      </table:table>
      <table:table table:name="UNIQUE" table:style-name="ta1">
        <table:table-column table:style-name="co1" table:number-columns-repeated="9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matrix-columns-spanned="1" table:number-matrix-rows-spanned="8" table:formula="of:=COM.GITHUB.JFERARD.LOPOLYFILL.LOPOLYFILLIMPL.LOPUNIQUE([.A1:.A10])" office:value-type="float" office:value="1" calcext:value-type="float">
            <text:p>1</text:p>
          </table:table-cell>
          <table:table-cell/>
          <table:table-cell table:number-matrix-columns-spanned="1" table:number-matrix-rows-spanned="6" table:formula="of:=COM.GITHUB.JFERARD.LOPOLYFILL.LOPOLYFILLIMPL.LOPUNIQUE([.A1:.A10];;1)" office:value-type="float" office:value="1" calcext:value-type="float">
            <text:p>1</text:p>
          </table:table-cell>
          <table:table-cell/>
          <table:table-cell table:number-matrix-columns-spanned="5" table:number-matrix-rows-spanned="1" table:formula="of:=COM.GITHUB.JFERARD.LOPOLYFILL.LOPOLYFILLIMPL.LOPUNIQUE([.A1:.G1];1)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matrix-columns-spanned="2" table:number-matrix-rows-spanned="6" table:formula="of:=COM.GITHUB.JFERARD.LOPOLYFILL.LOPOLYFILLIMPL.LOPUNIQUE([.A22:.B29]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7"/>
        </table:table-row>
      </table:table>
      <table:table table:name="XLOOKUP" table:style-name="ta1">
        <table:table-column table:style-name="co1" table:number-columns-repeated="119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 table:number-columns-repeated="113"/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  <table:table-cell table:number-columns-repeated="113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19" table:number-matrix-rows-spanned="1" table:formula="of:=COM.GITHUB.JFERARD.LOPOLYFILL.LOPOLYFILLIMPL.LOPXLOOKUP(&quot;Atomic Number&quot;;[.A2:.A4];[.A2:.DO4])" office:value-type="string" office:string-value="Atomic Number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office:string-value="..." calcext:value-type="string">
            <text:p>...</text:p>
          </table:table-cell>
          <table:table-cell office:value-type="float" office:value="118" calcext:value-type="float">
            <text:p>118</text:p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  <table:table-cell>
            <text:p/>
          </table:table-cell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4" table:formula="of:=COM.GITHUB.JFERARD.LOPOLYFILL.LOPOLYFILLIMPL.LOPXLOOKUP(&quot;Helium&quot;;[.B1:.DO1];[.B1:.DO4])" office:value-type="string" office:string-value="Helium" calcext:value-type="string">
            <text:p>Helium</text:p>
          </table:table-cell>
          <table:table-cell table:number-columns-repeated="118"/>
        </table:table-row>
        <table:table-row table:style-name="ro1">
          <table:table-cell office:value-type="string" office:string-value="He" calcext:value-type="string">
            <text:p>He</text:p>
          </table:table-cell>
          <table:table-cell table:number-columns-repeated="1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office:string-value="4.0026" calcext:value-type="string">
            <text:p>4.0026</text:p>
          </table:table-cell>
          <table:table-cell table:number-columns-repeated="118"/>
        </table:table-row>
        <table:table-row table:style-name="ro1">
          <table:table-cell table:number-columns-repeated="119"/>
        </table:table-row>
        <table:table-row table:style-name="ro1">
          <table:table-cell table:number-matrix-columns-spanned="1" table:number-matrix-rows-spanned="1" table:formula="of:=COM.GITHUB.JFERARD.LOPOLYFILL.LOPOLYFILLIMPL.LOPXLOOKUP(&quot;Kryptonite&quot;;[.B1:.DO1];[.B1:.DO4];&quot;Unknown element&quot;)" office:value-type="string" office:string-value="Unknown element" calcext:value-type="string">
            <text:p>Unknown element</text:p>
          </table:table-cell>
          <table:table-cell table:number-columns-repeated="118"/>
        </table:table-row>
      </table:table>
      <table:table table:name="XMATCH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Helium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anesson</text:p>
          </table:table-cell>
        </table:table-row>
        <table:table-row table:style-name="ro1">
          <table:table-cell office:value-type="string" calcext:value-type="string">
            <text:p>Symbo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He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...</text:p>
          </table:table-cell>
          <table:table-cell office:value-type="string" calcext:value-type="string">
            <text:p>Og</text:p>
          </table:table-cell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...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Relative Atomic Mass</text:p>
          </table:table-cell>
          <table:table-cell office:value-type="string" calcext:value-type="string">
            <text:p>1.008</text:p>
          </table:table-cell>
          <table:table-cell office:value-type="string" calcext:value-type="string">
            <text:p>4.0026</text:p>
          </table:table-cell>
          <table:table-cell office:value-type="string" calcext:value-type="string">
            <text:p>6.94</text:p>
          </table:table-cell>
          <table:table-cell office:value-type="string" calcext:value-type="string">
            <text:p>...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formula="of:=COM.GITHUB.JFERARD.LOPOLYFILL.LOPOLYFILLIMPL.LOPXMATCH(&quot;Atomic Number&quot;;[.A1:.A4])" office:value-type="string" office:string-value="" calcext:value-type="error">
            <text:p>#VALUE!</text:p>
          </table:table-cell>
          <table:table-cell/>
          <table:table-cell table:formula="of:=COM.GITHUB.JFERARD.LOPOLYFILL.LOPOLYFILLIMPL.LOPXMATCH(&quot;Atomic Number&quot;;[.A1:.A4])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table:number-matrix-columns-spanned="1" table:number-matrix-rows-spanned="1" table:formula="of:=COM.GITHUB.JFERARD.LOPOLYFILL.LOPOLYFILLIMPL.LOPXMATCH(&quot;Li&quot;; [.A2:.DO2])" office:value-type="string" office:string-value="" calcext:value-type="error">
            <text:p>#VALUE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 €</number:text>
    </number:number-style>
    <number:number-style style:name="N11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 €</number:text>
    </number:number-style>
    <number:number-style style:name="N11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date-style style:name="N118">
      <number:day number:style="long"/>
      <number:text>-</number:text>
      <number:month number:textual="true"/>
      <number:text>-</number:text>
      <number:year/>
    </number:date-style>
    <number:date-style style:name="N119">
      <number:day number:style="long"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3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3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5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8P2" style:volatile="true">
      <number:text loext:blank-width-char="-"> </number:text>
      <number:fill-character> </number:fill-character>
      <number:text loext:blank-width-char="-3">- €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2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6">00/00/0000</text:date>, <text:time style:data-style-name="N2" text:time-value="09:49:07.0231877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9:14:07.211417892</meta:creation-date>
    <dc:date>2025-02-16T20:35:52.403111185</dc:date>
    <meta:editing-duration>PT15H56M1S</meta:editing-duration>
    <meta:editing-cycles>38</meta:editing-cycles>
    <meta:generator>LibreOffice/24.2.7.2$Linux_X86_64 LibreOffice_project/420$Build-2</meta:generator>
    <meta:document-statistic meta:table-count="8" meta:cell-count="525" meta:object-count="0"/>
  </office:meta>
</office:document-meta>
</file>